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Verdana, sans-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Open Sans" svg:font-family="'Open Sans', sans-serif"/>
    <style:font-face style:name="Proxima Nova" svg:font-family="'Proxima Nova', Proxima-Nova, proxima-nova, Helvetica, Arial, sans-serif"/>
    <style:font-face style:name="Arial1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Ubuntu" fo:font-size="12pt" officeooo:rsid="001ccfc4" officeooo:paragraph-rsid="001ccfc4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5in" fo:text-align="center" style:justify-single-word="false" fo:orphans="2" fo:widows="2" fo:text-indent="0in" style:auto-text-indent="false" fo:padding="0in" fo:border="none"/>
      <style:text-properties fo:color="#000000" fo:font-size="12pt" officeooo:rsid="001a8ae8" officeooo:paragraph-rsid="001c837c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officeooo:rsid="001952e3" officeooo:paragraph-rsid="001952e3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officeooo:rsid="001952e3" officeooo:paragraph-rsid="001ccfc4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officeooo:rsid="001952e3" officeooo:paragraph-rsid="001d616e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officeooo:rsid="001a8ae8" officeooo:paragraph-rsid="001a8ae8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officeooo:rsid="001a8ae8" officeooo:paragraph-rsid="001d390a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00" style:font-name="Ubuntu" fo:font-size="12pt" officeooo:paragraph-rsid="001d616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style:font-name="Ubuntu" fo:font-size="12pt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66" style:font-name="Ubuntu" fo:font-size="12pt" officeooo:rsid="001952e3" officeooo:paragraph-rsid="001952e3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padding="0in" fo:border="none"/>
      <style:text-properties fo:color="#000033" style:font-name="Ubuntu" fo:font-size="12pt" officeooo:rsid="001952e3" officeooo:paragraph-rsid="001ccfc4" style:font-size-asian="12pt" style:font-size-complex="12pt"/>
    </style:style>
    <style:style style:name="P14" style:family="paragraph" style:parent-style-name="Text_20_body" style:list-style-name="L1">
      <style:paragraph-properties fo:margin-top="0in" fo:margin-bottom="0in" loext:contextual-spacing="false" style:line-height-at-least="0.25in" fo:text-align="start" style:justify-single-word="false" fo:orphans="2" fo:widows="2" fo:padding="0in" fo:border="none"/>
      <style:text-properties fo:color="#000066" officeooo:paragraph-rsid="001ccfc4"/>
    </style:style>
    <style:style style:name="P15" style:family="paragraph" style:parent-style-name="Text_20_body" style:list-style-name="L2">
      <style:paragraph-properties fo:margin-top="0in" fo:margin-bottom="0in" loext:contextual-spacing="false" style:line-height-at-least="0.25in" fo:text-align="start" style:justify-single-word="false" fo:orphans="2" fo:widows="2" fo:padding="0in" fo:border="none"/>
      <style:text-properties fo:color="#000033" officeooo:paragraph-rsid="001ccfc4"/>
    </style:style>
    <style:style style:name="P16" style:family="paragraph" style:parent-style-name="Text_20_body" style:list-style-name="L2">
      <style:paragraph-properties fo:margin-top="0in" fo:margin-bottom="0in" loext:contextual-spacing="false" style:line-height-at-least="0.25in" fo:text-align="start" style:justify-single-word="false" fo:orphans="2" fo:widows="2" fo:padding="0in" fo:border="none"/>
      <style:text-properties fo:color="#000033" style:font-name="Ubuntu" fo:font-size="12pt" officeooo:rsid="001a8ae8" officeooo:paragraph-rsid="001ccfc4" style:font-size-asian="12pt" style:font-size-complex="12pt"/>
    </style:style>
    <style:style style:name="P1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style:text-line-through-style="none" style:text-line-through-type="none" style:font-name="Ubuntu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c837c" style:text-blinking="false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6" style:family="text">
      <style:text-properties fo:font-variant="normal" fo:text-transform="none" fo:color="#000000" style:font-name="Ubuntu" fo:font-size="12pt" fo:letter-spacing="normal" fo:font-style="normal" fo:font-weight="normal" officeooo:rsid="001c837c" style:font-size-asian="12pt" style:font-size-complex="12pt"/>
    </style:style>
    <style:style style:name="T7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101010" style:font-name="Ubuntu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01010" style:font-name="Ubuntu" fo:font-size="12pt" fo:letter-spacing="normal" fo:font-style="normal" style:text-underline-style="none" fo:font-weight="normal" officeooo:rsid="001c837c" style:font-size-asian="12pt" style:font-size-complex="12pt"/>
    </style:style>
    <style:style style:name="T11" style:family="text">
      <style:text-properties fo:font-variant="normal" fo:text-transform="none" fo:color="#101010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baff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1a8ae8"/>
    </style:style>
    <style:style style:name="T15" style:family="text">
      <style:text-properties fo:font-variant="normal" fo:text-transform="none" fo:letter-spacing="normal" fo:font-style="normal" fo:font-weight="normal" officeooo:rsid="001ccfc4"/>
    </style:style>
    <style:style style:name="T16" style:family="text">
      <style:text-properties fo:font-variant="normal" fo:text-transform="none" fo:letter-spacing="normal" fo:font-style="normal" fo:font-weight="normal" officeooo:rsid="001bd5a5"/>
    </style:style>
    <style:style style:name="T17" style:family="text">
      <style:text-properties fo:font-variant="normal" fo:text-transform="none" fo:letter-spacing="normal" fo:font-style="normal" fo:font-weight="normal" officeooo:rsid="001d390a"/>
    </style:style>
    <style:style style:name="T18" style:family="text">
      <style:text-properties fo:font-variant="normal" fo:text-transform="none" fo:letter-spacing="normal" fo:font-style="normal" fo:font-weight="normal" officeooo:rsid="001d616e"/>
    </style:style>
    <style:style style:name="T19" style:family="text">
      <style:text-properties fo:font-variant="normal" fo:text-transform="none" fo:letter-spacing="normal" fo:font-style="normal" fo:font-weight="normal" officeooo:rsid="001952e3" style:font-size-asian="12pt" style:font-size-complex="12pt"/>
    </style:style>
    <style:style style:name="T20" style:family="text">
      <style:text-properties fo:font-variant="normal" fo:text-transform="none" fo:letter-spacing="normal" fo:font-style="normal" fo:font-weight="normal" officeooo:rsid="001d390a" style:font-size-asian="12pt" style:font-size-complex="12pt"/>
    </style:style>
    <style:style style:name="T21" style:family="text">
      <style:text-properties fo:font-variant="normal" fo:text-transform="none" fo:letter-spacing="normal" fo:font-style="normal" fo:font-weight="normal" officeooo:rsid="001ccfc4" style:font-size-asian="12pt" style:font-size-complex="12pt"/>
    </style:style>
    <style:style style:name="T22" style:family="text">
      <style:text-properties fo:font-variant="normal" fo:text-transform="none" fo:letter-spacing="normal" fo:font-style="normal" fo:font-weight="normal" officeooo:rsid="001a8ae8" style:font-size-asian="12pt" style:font-size-complex="12pt"/>
    </style:style>
    <style:style style:name="T23" style:family="text">
      <style:text-properties fo:font-variant="normal" fo:text-transform="none" fo:letter-spacing="normal" fo:font-style="normal" fo:font-weight="normal" officeooo:rsid="001d616e" style:font-size-asian="12pt" style:font-size-complex="12pt"/>
    </style:style>
    <style:style style:name="T24" style:family="text">
      <style:text-properties fo:font-variant="normal" fo:text-transform="none" fo:letter-spacing="normal" fo:font-style="normal" officeooo:rsid="001c837c"/>
    </style:style>
    <style:style style:name="T25" style:family="text">
      <style:text-properties fo:font-variant="normal" fo:text-transform="none" fo:letter-spacing="normal" fo:font-style="normal" fo:font-weight="bold" officeooo:rsid="001d390a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letter-spacing="normal" fo:font-style="normal" fo:font-weight="bold" officeooo:rsid="001d616e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bold" officeooo:rsid="001d616e" style:font-weight-asian="bold" style:font-weight-complex="bold"/>
    </style:style>
    <style:style style:name="T29" style:family="text">
      <style:text-properties fo:font-variant="normal" fo:text-transform="none" style:font-name="Ubuntu" fo:letter-spacing="normal" fo:font-style="normal" fo:font-weight="normal"/>
    </style:style>
    <style:style style:name="T30" style:family="text">
      <style:text-properties fo:font-variant="normal" fo:text-transform="none" style:font-name="Ubuntu" fo:letter-spacing="normal" fo:font-style="normal" fo:font-weight="normal" officeooo:rsid="001bd5a5"/>
    </style:style>
    <style:style style:name="T31" style:family="text">
      <style:text-properties fo:font-variant="normal" fo:text-transform="none" style:font-name="Ubuntu" fo:letter-spacing="normal" fo:font-style="normal" fo:font-weight="normal" officeooo:rsid="001c837c"/>
    </style:style>
    <style:style style:name="T32" style:family="text">
      <style:text-properties fo:font-variant="normal" fo:text-transform="none" style:font-name="Ubuntu" fo:letter-spacing="normal" fo:font-style="normal" fo:font-weight="normal" officeooo:rsid="001ccfc4"/>
    </style:style>
    <style:style style:name="T33" style:family="text">
      <style:text-properties fo:font-variant="normal" fo:text-transform="none" style:font-name="Ubuntu" fo:font-size="12pt" fo:letter-spacing="normal" fo:font-style="normal" fo:font-weight="normal" officeooo:rsid="001952e3" style:font-size-asian="12pt" style:font-size-complex="12pt"/>
    </style:style>
    <style:style style:name="T34" style:family="text">
      <style:text-properties fo:font-variant="normal" fo:text-transform="none" style:font-name="Ubuntu" fo:font-size="12pt" fo:letter-spacing="normal" fo:font-style="normal" fo:font-weight="normal" officeooo:rsid="001ccfc4" style:font-size-asian="12pt" style:font-size-complex="12pt"/>
    </style:style>
    <style:style style:name="T35" style:family="text">
      <style:text-properties fo:font-variant="normal" fo:text-transform="none" style:font-name="Ubuntu" fo:font-size="12pt" fo:letter-spacing="normal" fo:font-style="normal" fo:font-weight="normal" officeooo:rsid="001a8ae8" style:font-size-asian="12pt" style:font-size-complex="12pt"/>
    </style:style>
    <style:style style:name="T36" style:family="text">
      <style:text-properties fo:font-variant="normal" fo:text-transform="none" style:font-name="Ubuntu" fo:font-size="12pt" fo:letter-spacing="normal" fo:font-style="normal" fo:font-weight="bold" officeooo:rsid="001ccfc4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style:font-name="Ubuntu" fo:font-size="12pt" fo:letter-spacing="normal" fo:font-style="normal" fo:font-weight="bold" officeooo:rsid="001a8ae8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font-name="Ubuntu" fo:font-size="12pt" fo:letter-spacing="normal" fo:font-style="normal" fo:font-weight="bold" officeooo:rsid="001952e3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Ubuntu" fo:font-size="12pt" fo:letter-spacing="normal" fo:font-style="normal" fo:font-weight="bold" officeooo:rsid="001f2c0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505050" style:font-name="Open Sans" fo:font-size="14pt" fo:letter-spacing="normal" fo:font-style="normal" fo:font-weight="normal" officeooo:rsid="001d61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24">INTEGRATED WEB/MOBILE WIFI HOT-SPOT FINDER APPLICATION</text:span></text:h>
      <text:p text:style-name="P2"><text:span text:style-name="T4"/></text:p>
      <text:p text:style-name="P2"><text:span text:style-name="T7">Wi-Fi</text:span><text:span text:style-name="T4"> is the name of a popular</text:span><text:span text:style-name="T2"> </text:span><text:span text:style-name="T3">wireless </text:span><text:span text:style-name="T4">networking technology that uses radio waves to provide wireless high-speed </text:span><text:span text:style-name="T6">Internet and network </text:span><text:span text:style-name="T4">connections. A common misconception is that the term Wi-Fi is short for "</text:span><text:span text:style-name="Emphasis"><text:span text:style-name="T5">wireless fidelity</text:span></text:span><text:span text:style-name="T4">," however this is not the case. Wi-Fi is simply a trademarked phrase that means </text:span><text:span text:style-name="T6">I</text:span><text:span text:style-name="Emphasis"><text:span text:style-name="T5">EEE 802.11x</text:span></text:span><text:span text:style-name="T4">.</text:span></text:p>
      <text:p text:style-name="P11"><text:span text:style-name="T8"/></text:p>
      <text:p text:style-name="P2"><text:span text:style-name="T9">A </text:span><text:span text:style-name="T11">Wi-Fi hot-spo</text:span><text:span text:style-name="T9">t is a </text:span><text:span text:style-name="T10">wireless access point </text:span><text:span text:style-name="T12"><text:s/></text:span><text:span text:style-name="T9">that provides Internet access to network devices in public locations such as downtown centers, cafes, airports, and hotels. Businesses and schools are increasingly using Wi-Fi hot-spots for their internal (intranet) networks.</text:span></text:p>
      <text:p text:style-name="P4"><text:span text:style-name="T13"/></text:p>
      <text:p text:style-name="P7"><text:span text:style-name="T13">The most basic way to find open Wi-Fi hot-spots around you is to browse nearby networks from your phone or laptop. This will display a list of the </text:span><text:span text:style-name="T14">hot-spots</text:span><text:span text:style-name="T13"> within a tiny distance. </text:span></text:p>
      <text:p text:style-name="P7"><text:span text:style-name="T13"/></text:p>
      <text:p text:style-name="P7"><text:span text:style-name="T13">A </text:span><text:span text:style-name="T15">hot-spot</text:span><text:span text:style-name="T13"> will always contain an identity which is the name displayed to the user. This technology is not very helpful if you consider the following cases.</text:span></text:p>
      <text:p text:style-name="P12"><text:span text:style-name="T13"/></text:p>
      <text:list xml:id="list5060666630393638963" text:style-name="L1">
        <text:list-item>
          <text:p text:style-name="P14"><text:span text:style-name="T33">If you want to find hot-spots that are a </text:span><text:span text:style-name="T38">further distance</text:span><text:span text:style-name="T33"> away from you. Then the ordinary hot-spots finder wouldn’t be of use. </text:span></text:p>
        </text:list-item>
        <text:list-item>
          <text:p text:style-name="P14"><text:span text:style-name="T33">If you want to know the</text:span><text:span text:style-name="T38"> exact location</text:span><text:span text:style-name="T33"> of the hot-spots then this would be a drawback. </text:span></text:p>
        </text:list-item>
        <text:list-item>
          <text:p text:style-name="P14"><text:span text:style-name="T34">If you want to </text:span><text:span text:style-name="T33"><text:s/></text:span><text:span text:style-name="T38">find your way </text:span><text:span text:style-name="T33">to the so-called hot-spot. </text:span></text:p>
        </text:list-item>
        <text:list-item>
          <text:p text:style-name="P14"><text:span text:style-name="T34">The need to know </text:span><text:span text:style-name="T33">about the </text:span><text:span text:style-name="T38">traffic</text:span><text:span text:style-name="T33"> at a certain spot – how many people are using a certain hot-spot</text:span><text:span text:style-name="T35">s. </text:span><text:span text:style-name="T33">This would finally deem this Wi-Fi feature more of a burden than a blessing.</text:span></text:p>
        </text:list-item>
      </text:list>
      <text:p text:style-name="P5"><text:span text:style-name="T13"/></text:p>
      <text:p text:style-name="P10"><text:span text:style-name="T19">This is where </text:span><text:span text:style-name="T25">Ace</text:span><text:span text:style-name="T20">, </text:span><text:span text:style-name="T19">a proposed </text:span><text:span text:style-name="T21">I</text:span><text:span text:style-name="T22">ntegrated </text:span><text:span text:style-name="T21">W</text:span><text:span text:style-name="T19">eb </text:span><text:span text:style-name="T22">and </text:span><text:span text:style-name="T21">M</text:span><text:span text:style-name="T19">obile </text:span><text:span text:style-name="T21">H</text:span><text:span text:style-name="T19">ot-spot </text:span><text:span text:style-name="T21">F</text:span><text:span text:style-name="T19">inder</text:span><text:span text:style-name="T22"> </text:span><text:span text:style-name="T19">application, comes into play. </text:span><text:span text:style-name="T23">Ace will use </text:span><text:span text:style-name="T26">Global Position System Geospatial Technology</text:span><text:span text:style-name="T23"> in order to determine the precise coordinate location of the user as well as the Wi-Fi hot-spot.</text:span><text:span text:style-name="T40"> </text:span><text:span text:style-name="T19">Imagine an application that would solve all th</text:span><text:span text:style-name="T21">is</text:span><text:span text:style-name="T19"> hustle. </text:span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oft-page-break/><text:span text:style-name="T19"/></text:p>
      <text:p text:style-name="P10"><text:span text:style-name="T19"/></text:p>
      <text:p text:style-name="P6"><text:span text:style-name="T13">An application that:</text:span></text:p>
      <text:p text:style-name="P13"><text:span text:style-name="T13"/></text:p>
      <text:list xml:id="list5350983146346850003" text:style-name="L2">
        <text:list-item>
          <text:p text:style-name="P15"><text:span text:style-name="T36">Spatially visualizes</text:span><text:span text:style-name="T34"> real time information about hot-spots on a map.</text:span></text:p>
        </text:list-item>
        <text:list-item>
          <text:p text:style-name="P15"><text:span text:style-name="T34">The </text:span><text:span text:style-name="T36">most suitable routes</text:span><text:span text:style-name="T34"> t</text:span><text:span text:style-name="T33">o </text:span><text:span text:style-name="T34">follow</text:span><text:span text:style-name="T33"> get to those spots </text:span><text:span text:style-name="T34">from current location(including distance and direction)</text:span><text:span text:style-name="T33">.</text:span></text:p>
        </text:list-item>
        <text:list-item>
          <text:p text:style-name="P15"><text:span text:style-name="T34">T</text:span><text:span text:style-name="T35">he </text:span><text:span text:style-name="T37">amount of human traffic</text:span><text:span text:style-name="T35"> in each hot-spot.</text:span></text:p>
        </text:list-item>
        <text:list-item>
          <text:p text:style-name="P15"><text:span text:style-name="T34">W</text:span><text:span text:style-name="T35">hether the location is</text:span><text:span text:style-name="T37"> accessible</text:span><text:span text:style-name="T35">, that is,closed or open .</text:span></text:p>
        </text:list-item>
        <text:list-item>
          <text:p text:style-name="P15"><text:span text:style-name="T34">T</text:span><text:span text:style-name="T35">he </text:span><text:span text:style-name="T37">exact </text:span><text:span text:style-name="T39">l</text:span><text:span text:style-name="T37">ocation</text:span><text:span text:style-name="T35"> of the hot-spot. </text:span></text:p>
        </text:list-item>
        <text:list-item>
          <text:p text:style-name="P16"><text:span text:style-name="T13">An application that will let you </text:span><text:span text:style-name="T27">share location</text:span><text:span text:style-name="T13"> of Wi-Fi <text:s/>hot-spots as well as leave </text:span><text:span text:style-name="T27">reviews and rating</text:span><text:span text:style-name="T13">s about these hot-spots.</text:span></text:p>
        </text:list-item>
      </text:list>
      <text:p text:style-name="P5"><text:span text:style-name="T14"/></text:p>
      <text:p text:style-name="P9"><text:span text:style-name="T13">This would </text:span><text:span text:style-name="T27">save you time and even money </text:span><text:span text:style-name="T13">as </text:span><text:span text:style-name="T15">a user </text:span><text:span text:style-name="T13">would be at the right place at the right time. The added benefit of </text:span><text:span text:style-name="T16">reviews </text:span><text:span text:style-name="T15">and ratings</text:span><text:span text:style-name="T13"> from other users of the </text:span><text:span text:style-name="T28">Ace</text:span><text:span text:style-name="T18"> </text:span><text:span text:style-name="T13">help you find the right hot-spot.</text:span></text:p>
      <text:p text:style-name="P8"><text:span text:style-name="T13"/></text:p>
      <text:p text:style-name="P3"><text:span text:style-name="T29">While there are several precautions you'll want to take </text:span><text:span text:style-name="T31">before using a public </text:span><text:span text:style-name="T29">Wi-Fi </text:span><text:span text:style-name="T31"><text:s/>connection</text:span><text:span text:style-name="T1">,</text:span><text:span text:style-name="T29"> if you absolutely need to, this </text:span><text:span text:style-name="T30">proposed </text:span><text:span text:style-name="T29">app</text:span><text:span text:style-name="T30">lication</text:span><text:span text:style-name="T29"> can save you from having to drive/</text:span><text:span text:style-name="T32">walk</text:span><text:span text:style-name="T29"> around looking for a good connection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Verdana, sans-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Open Sans" svg:font-family="'Open Sans', sans-serif"/>
    <style:font-face style:name="Proxima Nova" svg:font-family="'Proxima Nova', Proxima-Nova, proxima-nova, Helvetica, Arial, sans-serif"/>
    <style:font-face style:name="Arial1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2:28:03.406292004</meta:creation-date>
    <dc:date>2018-03-21T00:54:45.453823027</dc:date>
    <meta:editing-duration>PT3M52S</meta:editing-duration>
    <meta:editing-cycles>1</meta:editing-cycles>
    <meta:document-statistic meta:table-count="0" meta:image-count="0" meta:object-count="0" meta:page-count="2" meta:paragraph-count="19" meta:word-count="450" meta:character-count="2651" meta:non-whitespace-character-count="2218"/>
    <meta:generator>LibreOffice/5.1.6.2$Linux_X86_64 LibreOffice_project/10m0$Build-2</meta:generator>
  </office:meta>
</office:document-meta>
</file>